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3661in"/>
    </style:style>
    <style:style style:name="co5" style:family="table-column">
      <style:table-column-properties fo:break-before="auto" style:column-width="1.4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4929in" svg:y="9.4622in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0in">
            <draw:object draw:notify-on-update-of-ranges="Sheet1.D1:Sheet1.D1 Sheet1.D2:Sheet1.D102 Sheet1.E1:Sheet1.E1 Sheet1.E2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7622in" svg:y="2.487in">
            <draw:object draw:notify-on-update-of-ranges="Sheet1.G1:Sheet1.G1 Sheet1.G2:Sheet1.G102 Sheet1.H1:Sheet1.H1 Sheet1.H2:Sheet1.H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563in" svg:y="6.1795in">
            <draw:object draw:notify-on-update-of-ranges="Sheet1.J1:Sheet1.J1 Sheet1.J2:Sheet1.J102 Sheet1.K1:Sheet1.K1 Sheet1.K2:Sheet1.K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1571in" svg:y="3.0476in">
            <draw:object draw:notify-on-update-of-ranges="Sheet1.M1:Sheet1.M1 Sheet1.M2:Sheet1.M102 Sheet1.N1:Sheet1.N1 Sheet1.N2:Sheet1.N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5.8618in" svg:y="2.4051in">
            <draw:object draw:notify-on-update-of-ranges="Sheet1.P1:Sheet1.P1 Sheet1.P2:Sheet1.P102 Sheet1.Q1:Sheet1.Q1 Sheet1.Q2:Sheet1.Q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cesados_a_10</text:p>
          </table:table-cell>
          <table:table-cell office:value-type="string" calcext:value-type="string">
            <text:p>procesados_b_10</text:p>
          </table:table-cell>
          <table:table-cell/>
          <table:table-cell office:value-type="string" calcext:value-type="string">
            <text:p>procesados_a_50</text:p>
          </table:table-cell>
          <table:table-cell office:value-type="string" calcext:value-type="string">
            <text:p>procesados_b_50</text:p>
          </table:table-cell>
          <table:table-cell/>
          <table:table-cell office:value-type="string" calcext:value-type="string">
            <text:p>procesados_a_100</text:p>
          </table:table-cell>
          <table:table-cell office:value-type="string" calcext:value-type="string">
            <text:p>procesados_b_100</text:p>
          </table:table-cell>
          <table:table-cell/>
          <table:table-cell office:value-type="string" calcext:value-type="string">
            <text:p>procesados_a_500</text:p>
          </table:table-cell>
          <table:table-cell office:value-type="string" calcext:value-type="string">
            <text:p>procesados_b_500</text:p>
          </table:table-cell>
          <table:table-cell/>
          <table:table-cell office:value-type="string" calcext:value-type="string">
            <text:p>procesados_a_1000</text:p>
          </table:table-cell>
          <table:table-cell office:value-type="string" calcext:value-type="string">
            <text:p>procesados_b_1000</text:p>
          </table:table-cell>
          <table:table-cell/>
          <table:table-cell office:value-type="string" calcext:value-type="string">
            <text:p>procesados_a_10000</text:p>
          </table:table-cell>
          <table:table-cell office:value-type="string" calcext:value-type="string">
            <text:p>procesados_b_10000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8.260002" calcext:value-type="float">
            <text:p>78.260002</text:p>
          </table:table-cell>
          <table:table-cell office:value-type="float" office:value="78.720001" calcext:value-type="float">
            <text:p>78.720001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880699" calcext:value-type="float">
            <text:p>78.880699</text:p>
          </table:table-cell>
          <table:table-cell office:value-type="float" office:value="79.266197" calcext:value-type="float">
            <text:p>79.266197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603897" calcext:value-type="float">
            <text:p>78.603897</text:p>
          </table:table-cell>
          <table:table-cell office:value-type="float" office:value="79.185898" calcext:value-type="float">
            <text:p>79.18589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885002" calcext:value-type="float">
            <text:p>78.885002</text:p>
          </table:table-cell>
          <table:table-cell office:value-type="float" office:value="79.4142" calcext:value-type="float">
            <text:p>79.4142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83803" calcext:value-type="float">
            <text:p>78.983803</text:p>
          </table:table-cell>
          <table:table-cell office:value-type="float" office:value="79.1838" calcext:value-type="float">
            <text:p>79.183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76997" calcext:value-type="float">
            <text:p>78.976997</text:p>
          </table:table-cell>
          <table:table-cell office:value-type="float" office:value="79.142403" calcext:value-type="float">
            <text:p>79.1424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33098" calcext:value-type="float">
            <text:p>78.933098</text:p>
          </table:table-cell>
          <table:table-cell office:value-type="float" office:value="79.151802" calcext:value-type="float">
            <text:p>79.151802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894699" calcext:value-type="float">
            <text:p>78.894699</text:p>
          </table:table-cell>
          <table:table-cell office:value-type="float" office:value="79.238503" calcext:value-type="float">
            <text:p>79.2385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836899" calcext:value-type="float">
            <text:p>78.836899</text:p>
          </table:table-cell>
          <table:table-cell office:value-type="float" office:value="79.202301" calcext:value-type="float">
            <text:p>79.202301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958099" calcext:value-type="float">
            <text:p>78.958099</text:p>
          </table:table-cell>
          <table:table-cell office:value-type="float" office:value="79.253098" calcext:value-type="float">
            <text:p>79.25309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798401" calcext:value-type="float">
            <text:p>78.798401</text:p>
          </table:table-cell>
          <table:table-cell office:value-type="float" office:value="79.095299" calcext:value-type="float">
            <text:p>79.095299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930199" calcext:value-type="float">
            <text:p>78.930199</text:p>
          </table:table-cell>
          <table:table-cell office:value-type="float" office:value="79.2836" calcext:value-type="float">
            <text:p>79.2836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9.060402" calcext:value-type="float">
            <text:p>79.060402</text:p>
          </table:table-cell>
          <table:table-cell office:value-type="float" office:value="79.165703" calcext:value-type="float">
            <text:p>79.1657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820801" calcext:value-type="float">
            <text:p>78.820801</text:p>
          </table:table-cell>
          <table:table-cell office:value-type="float" office:value="79.352699" calcext:value-type="float">
            <text:p>79.352699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845703" calcext:value-type="float">
            <text:p>78.845703</text:p>
          </table:table-cell>
          <table:table-cell office:value-type="float" office:value="79.126701" calcext:value-type="float">
            <text:p>79.126701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984001" calcext:value-type="float">
            <text:p>78.984001</text:p>
          </table:table-cell>
          <table:table-cell office:value-type="float" office:value="79.124298" calcext:value-type="float">
            <text:p>79.1242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797096" calcext:value-type="float">
            <text:p>78.797096</text:p>
          </table:table-cell>
          <table:table-cell office:value-type="float" office:value="79.238403" calcext:value-type="float">
            <text:p>79.238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858299" calcext:value-type="float">
            <text:p>78.858299</text:p>
          </table:table-cell>
          <table:table-cell office:value-type="float" office:value="79.025101" calcext:value-type="float">
            <text:p>79.025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917297" calcext:value-type="float">
            <text:p>78.917297</text:p>
          </table:table-cell>
          <table:table-cell office:value-type="float" office:value="79.238197" calcext:value-type="float">
            <text:p>79.2381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853699" calcext:value-type="float">
            <text:p>78.853699</text:p>
          </table:table-cell>
          <table:table-cell office:value-type="float" office:value="79.116402" calcext:value-type="float">
            <text:p>79.1164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745697" calcext:value-type="float">
            <text:p>78.745697</text:p>
          </table:table-cell>
          <table:table-cell office:value-type="float" office:value="79.114197" calcext:value-type="float">
            <text:p>79.1141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10204" calcext:value-type="float">
            <text:p>78.810204</text:p>
          </table:table-cell>
          <table:table-cell office:value-type="float" office:value="79.099602" calcext:value-type="float">
            <text:p>79.0996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44101" calcext:value-type="float">
            <text:p>78.844101</text:p>
          </table:table-cell>
          <table:table-cell office:value-type="float" office:value="79.351196" calcext:value-type="float">
            <text:p>79.3511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73802" calcext:value-type="float">
            <text:p>78.873802</text:p>
          </table:table-cell>
          <table:table-cell office:value-type="float" office:value="78.959297" calcext:value-type="float">
            <text:p>78.959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13698" calcext:value-type="float">
            <text:p>78.813698</text:p>
          </table:table-cell>
          <table:table-cell office:value-type="float" office:value="79.2649" calcext:value-type="float">
            <text:p>79.264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106" calcext:value-type="float">
            <text:p>78.8106</text:p>
          </table:table-cell>
          <table:table-cell office:value-type="float" office:value="79.103996" calcext:value-type="float">
            <text:p>79.1039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29903" calcext:value-type="float">
            <text:p>78.829903</text:p>
          </table:table-cell>
          <table:table-cell office:value-type="float" office:value="79.112396" calcext:value-type="float">
            <text:p>79.1123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9.008904" calcext:value-type="float">
            <text:p>79.008904</text:p>
          </table:table-cell>
          <table:table-cell office:value-type="float" office:value="79.293503" calcext:value-type="float">
            <text:p>79.2935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958801" calcext:value-type="float">
            <text:p>78.958801</text:p>
          </table:table-cell>
          <table:table-cell office:value-type="float" office:value="79.246201" calcext:value-type="float">
            <text:p>79.2462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739098" calcext:value-type="float">
            <text:p>78.739098</text:p>
          </table:table-cell>
          <table:table-cell office:value-type="float" office:value="79.119003" calcext:value-type="float">
            <text:p>79.1190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832001" calcext:value-type="float">
            <text:p>78.832001</text:p>
          </table:table-cell>
          <table:table-cell office:value-type="float" office:value="79.2164" calcext:value-type="float">
            <text:p>79.2164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9645" calcext:value-type="float">
            <text:p>78.9645</text:p>
          </table:table-cell>
          <table:table-cell office:value-type="float" office:value="79.214897" calcext:value-type="float">
            <text:p>79.214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973503" calcext:value-type="float">
            <text:p>78.973503</text:p>
          </table:table-cell>
          <table:table-cell office:value-type="float" office:value="79.084099" calcext:value-type="float">
            <text:p>79.084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820801" calcext:value-type="float">
            <text:p>78.820801</text:p>
          </table:table-cell>
          <table:table-cell office:value-type="float" office:value="79.166901" calcext:value-type="float">
            <text:p>79.1669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706299" calcext:value-type="float">
            <text:p>78.706299</text:p>
          </table:table-cell>
          <table:table-cell office:value-type="float" office:value="79.120697" calcext:value-type="float">
            <text:p>79.1206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993301" calcext:value-type="float">
            <text:p>78.993301</text:p>
          </table:table-cell>
          <table:table-cell office:value-type="float" office:value="79.052803" calcext:value-type="float">
            <text:p>79.0528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9.0075" calcext:value-type="float">
            <text:p>79.0075</text:p>
          </table:table-cell>
          <table:table-cell office:value-type="float" office:value="79.117897" calcext:value-type="float">
            <text:p>79.117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830101" calcext:value-type="float">
            <text:p>78.830101</text:p>
          </table:table-cell>
          <table:table-cell office:value-type="float" office:value="79.172401" calcext:value-type="float">
            <text:p>79.1724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803802" calcext:value-type="float">
            <text:p>78.803802</text:p>
          </table:table-cell>
          <table:table-cell office:value-type="float" office:value="79.118599" calcext:value-type="float">
            <text:p>79.1185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909401" calcext:value-type="float">
            <text:p>78.909401</text:p>
          </table:table-cell>
          <table:table-cell office:value-type="float" office:value="79.148697" calcext:value-type="float">
            <text:p>79.1486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884598" calcext:value-type="float">
            <text:p>78.884598</text:p>
          </table:table-cell>
          <table:table-cell office:value-type="float" office:value="79.261398" calcext:value-type="float">
            <text:p>79.2613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845596" calcext:value-type="float">
            <text:p>78.845596</text:p>
          </table:table-cell>
          <table:table-cell office:value-type="float" office:value="79.319702" calcext:value-type="float">
            <text:p>79.3197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9673" calcext:value-type="float">
            <text:p>78.9673</text:p>
          </table:table-cell>
          <table:table-cell office:value-type="float" office:value="79.234802" calcext:value-type="float">
            <text:p>79.2348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853897" calcext:value-type="float">
            <text:p>78.853897</text:p>
          </table:table-cell>
          <table:table-cell office:value-type="float" office:value="79.102203" calcext:value-type="float">
            <text:p>79.1022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836403" calcext:value-type="float">
            <text:p>78.836403</text:p>
          </table:table-cell>
          <table:table-cell office:value-type="float" office:value="79.169403" calcext:value-type="float">
            <text:p>79.169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9.017403" calcext:value-type="float">
            <text:p>79.017403</text:p>
          </table:table-cell>
          <table:table-cell office:value-type="float" office:value="79.2966" calcext:value-type="float">
            <text:p>79.296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9879" calcext:value-type="float">
            <text:p>78.9879</text:p>
          </table:table-cell>
          <table:table-cell office:value-type="float" office:value="79.105598" calcext:value-type="float">
            <text:p>79.105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935699" calcext:value-type="float">
            <text:p>78.935699</text:p>
          </table:table-cell>
          <table:table-cell office:value-type="float" office:value="79.034897" calcext:value-type="float">
            <text:p>79.034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830002" calcext:value-type="float">
            <text:p>78.830002</text:p>
          </table:table-cell>
          <table:table-cell office:value-type="float" office:value="79.151497" calcext:value-type="float">
            <text:p>79.1514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665802" calcext:value-type="float">
            <text:p>78.665802</text:p>
          </table:table-cell>
          <table:table-cell office:value-type="float" office:value="79.067902" calcext:value-type="float">
            <text:p>79.0679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918297" calcext:value-type="float">
            <text:p>78.918297</text:p>
          </table:table-cell>
          <table:table-cell office:value-type="float" office:value="79.245201" calcext:value-type="float">
            <text:p>79.2452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927902" calcext:value-type="float">
            <text:p>78.927902</text:p>
          </table:table-cell>
          <table:table-cell office:value-type="float" office:value="79.0896" calcext:value-type="float">
            <text:p>79.08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793602" calcext:value-type="float">
            <text:p>78.793602</text:p>
          </table:table-cell>
          <table:table-cell office:value-type="float" office:value="79.116302" calcext:value-type="float">
            <text:p>79.1163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794601" calcext:value-type="float">
            <text:p>78.794601</text:p>
          </table:table-cell>
          <table:table-cell office:value-type="float" office:value="79.058998" calcext:value-type="float">
            <text:p>79.0589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994904" calcext:value-type="float">
            <text:p>78.994904</text:p>
          </table:table-cell>
          <table:table-cell office:value-type="float" office:value="79.224098" calcext:value-type="float">
            <text:p>79.2240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693199" calcext:value-type="float">
            <text:p>78.693199</text:p>
          </table:table-cell>
          <table:table-cell office:value-type="float" office:value="79.297302" calcext:value-type="float">
            <text:p>79.2973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7967" calcext:value-type="float">
            <text:p>78.7967</text:p>
          </table:table-cell>
          <table:table-cell office:value-type="float" office:value="79.276001" calcext:value-type="float">
            <text:p>79.2760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769203" calcext:value-type="float">
            <text:p>78.769203</text:p>
          </table:table-cell>
          <table:table-cell office:value-type="float" office:value="79.1959" calcext:value-type="float">
            <text:p>79.195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8.787201" calcext:value-type="float">
            <text:p>78.787201</text:p>
          </table:table-cell>
          <table:table-cell office:value-type="float" office:value="79.196701" calcext:value-type="float">
            <text:p>79.1967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9.019897" calcext:value-type="float">
            <text:p>79.019897</text:p>
          </table:table-cell>
          <table:table-cell office:value-type="float" office:value="79.164101" calcext:value-type="float">
            <text:p>79.164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9.115799" calcext:value-type="float">
            <text:p>79.115799</text:p>
          </table:table-cell>
          <table:table-cell office:value-type="float" office:value="79.255898" calcext:value-type="float">
            <text:p>79.2558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8.747803" calcext:value-type="float">
            <text:p>78.747803</text:p>
          </table:table-cell>
          <table:table-cell office:value-type="float" office:value="79.156303" calcext:value-type="float">
            <text:p>79.1563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808502" calcext:value-type="float">
            <text:p>78.808502</text:p>
          </table:table-cell>
          <table:table-cell office:value-type="float" office:value="79.167099" calcext:value-type="float">
            <text:p>79.167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934196" calcext:value-type="float">
            <text:p>78.934196</text:p>
          </table:table-cell>
          <table:table-cell office:value-type="float" office:value="79.241501" calcext:value-type="float">
            <text:p>79.2415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8041" calcext:value-type="float">
            <text:p>78.8041</text:p>
          </table:table-cell>
          <table:table-cell office:value-type="float" office:value="79.167297" calcext:value-type="float">
            <text:p>79.167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6567" calcext:value-type="float">
            <text:p>78.6567</text:p>
          </table:table-cell>
          <table:table-cell office:value-type="float" office:value="79.171898" calcext:value-type="float">
            <text:p>79.1718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989502" calcext:value-type="float">
            <text:p>78.989502</text:p>
          </table:table-cell>
          <table:table-cell office:value-type="float" office:value="79.134598" calcext:value-type="float">
            <text:p>79.134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7957" calcext:value-type="float">
            <text:p>78.7957</text:p>
          </table:table-cell>
          <table:table-cell office:value-type="float" office:value="79.258904" calcext:value-type="float">
            <text:p>79.258904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831703" calcext:value-type="float">
            <text:p>78.831703</text:p>
          </table:table-cell>
          <table:table-cell office:value-type="float" office:value="79.182602" calcext:value-type="float">
            <text:p>79.1826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9105" calcext:value-type="float">
            <text:p>78.9105</text:p>
          </table:table-cell>
          <table:table-cell office:value-type="float" office:value="79.318199" calcext:value-type="float">
            <text:p>79.3181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765999" calcext:value-type="float">
            <text:p>78.765999</text:p>
          </table:table-cell>
          <table:table-cell office:value-type="float" office:value="79.421997" calcext:value-type="float">
            <text:p>79.4219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782097" calcext:value-type="float">
            <text:p>78.782097</text:p>
          </table:table-cell>
          <table:table-cell office:value-type="float" office:value="79.225098" calcext:value-type="float">
            <text:p>79.2250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664597" calcext:value-type="float">
            <text:p>78.664597</text:p>
          </table:table-cell>
          <table:table-cell office:value-type="float" office:value="79.150902" calcext:value-type="float">
            <text:p>79.1509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916603" calcext:value-type="float">
            <text:p>78.916603</text:p>
          </table:table-cell>
          <table:table-cell office:value-type="float" office:value="79.138802" calcext:value-type="float">
            <text:p>79.1388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791801" calcext:value-type="float">
            <text:p>78.791801</text:p>
          </table:table-cell>
          <table:table-cell office:value-type="float" office:value="79.155701" calcext:value-type="float">
            <text:p>79.1557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879097" calcext:value-type="float">
            <text:p>78.879097</text:p>
          </table:table-cell>
          <table:table-cell office:value-type="float" office:value="79.180397" calcext:value-type="float">
            <text:p>79.1803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860199" calcext:value-type="float">
            <text:p>78.860199</text:p>
          </table:table-cell>
          <table:table-cell office:value-type="float" office:value="78.972702" calcext:value-type="float">
            <text:p>78.9727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994698" calcext:value-type="float">
            <text:p>78.994698</text:p>
          </table:table-cell>
          <table:table-cell office:value-type="float" office:value="79.217598" calcext:value-type="float">
            <text:p>79.217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51501" calcext:value-type="float">
            <text:p>78.851501</text:p>
          </table:table-cell>
          <table:table-cell office:value-type="float" office:value="79.110199" calcext:value-type="float">
            <text:p>79.1101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55301" calcext:value-type="float">
            <text:p>78.855301</text:p>
          </table:table-cell>
          <table:table-cell office:value-type="float" office:value="79.0737" calcext:value-type="float">
            <text:p>79.073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9.012604" calcext:value-type="float">
            <text:p>79.012604</text:p>
          </table:table-cell>
          <table:table-cell office:value-type="float" office:value="79.092903" calcext:value-type="float">
            <text:p>79.0929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36601" calcext:value-type="float">
            <text:p>78.836601</text:p>
          </table:table-cell>
          <table:table-cell office:value-type="float" office:value="79.016403" calcext:value-type="float">
            <text:p>79.016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798203" calcext:value-type="float">
            <text:p>78.798203</text:p>
          </table:table-cell>
          <table:table-cell office:value-type="float" office:value="79.080101" calcext:value-type="float">
            <text:p>79.080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745399" calcext:value-type="float">
            <text:p>78.745399</text:p>
          </table:table-cell>
          <table:table-cell office:value-type="float" office:value="79.181999" calcext:value-type="float">
            <text:p>79.1819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8368" calcext:value-type="float">
            <text:p>78.8368</text:p>
          </table:table-cell>
          <table:table-cell office:value-type="float" office:value="79.303703" calcext:value-type="float">
            <text:p>79.3037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846901" calcext:value-type="float">
            <text:p>78.846901</text:p>
          </table:table-cell>
          <table:table-cell office:value-type="float" office:value="79.056" calcext:value-type="float">
            <text:p>79.05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34398" calcext:value-type="float">
            <text:p>78.734398</text:p>
          </table:table-cell>
          <table:table-cell office:value-type="float" office:value="79.148499" calcext:value-type="float">
            <text:p>79.1484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835503" calcext:value-type="float">
            <text:p>78.835503</text:p>
          </table:table-cell>
          <table:table-cell office:value-type="float" office:value="79.335999" calcext:value-type="float">
            <text:p>79.3359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40501" calcext:value-type="float">
            <text:p>78.740501</text:p>
          </table:table-cell>
          <table:table-cell office:value-type="float" office:value="79.149399" calcext:value-type="float">
            <text:p>79.1493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36" calcext:value-type="float">
            <text:p>78.736</text:p>
          </table:table-cell>
          <table:table-cell office:value-type="float" office:value="79.190399" calcext:value-type="float">
            <text:p>79.1903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12302" calcext:value-type="float">
            <text:p>78.812302</text:p>
          </table:table-cell>
          <table:table-cell office:value-type="float" office:value="79.164703" calcext:value-type="float">
            <text:p>79.1647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61" calcext:value-type="float">
            <text:p>78.861</text:p>
          </table:table-cell>
          <table:table-cell office:value-type="float" office:value="79.084297" calcext:value-type="float">
            <text:p>79.084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02803" calcext:value-type="float">
            <text:p>78.802803</text:p>
          </table:table-cell>
          <table:table-cell office:value-type="float" office:value="79.150803" calcext:value-type="float">
            <text:p>79.1508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794098" calcext:value-type="float">
            <text:p>78.794098</text:p>
          </table:table-cell>
          <table:table-cell office:value-type="float" office:value="79.193001" calcext:value-type="float">
            <text:p>79.1930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942902" calcext:value-type="float">
            <text:p>78.942902</text:p>
          </table:table-cell>
          <table:table-cell office:value-type="float" office:value="79.107498" calcext:value-type="float">
            <text:p>79.1074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9.079498" calcext:value-type="float">
            <text:p>79.079498</text:p>
          </table:table-cell>
          <table:table-cell office:value-type="float" office:value="79.171097" calcext:value-type="float">
            <text:p>79.1710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745697" calcext:value-type="float">
            <text:p>78.745697</text:p>
          </table:table-cell>
          <table:table-cell office:value-type="float" office:value="79.2817" calcext:value-type="float">
            <text:p>79.281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825401" calcext:value-type="float">
            <text:p>78.825401</text:p>
          </table:table-cell>
          <table:table-cell office:value-type="float" office:value="79.097603" calcext:value-type="float">
            <text:p>79.0976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7976" calcext:value-type="float">
            <text:p>78.7976</text:p>
          </table:table-cell>
          <table:table-cell office:value-type="float" office:value="79.153099" calcext:value-type="float">
            <text:p>79.153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840897" calcext:value-type="float">
            <text:p>78.840897</text:p>
          </table:table-cell>
          <table:table-cell office:value-type="float" office:value="79.247002" calcext:value-type="float">
            <text:p>79.2470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760902" calcext:value-type="float">
            <text:p>78.760902</text:p>
          </table:table-cell>
          <table:table-cell office:value-type="float" office:value="79.076401" calcext:value-type="float">
            <text:p>79.0764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739998" calcext:value-type="float">
            <text:p>78.739998</text:p>
          </table:table-cell>
          <table:table-cell/>
          <table:table-cell office:value-type="float" office:value="79.218002" calcext:value-type="float">
            <text:p>79.218002</text:p>
          </table:table-cell>
          <table:table-cell office:value-type="float" office:value="79.276001" calcext:value-type="float">
            <text:p>79.276001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668098" calcext:value-type="float">
            <text:p>78.668098</text:p>
          </table:table-cell>
          <table:table-cell office:value-type="float" office:value="78.974899" calcext:value-type="float">
            <text:p>78.974899</text:p>
          </table:table-cell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16:20.671043331</meta:creation-date>
    <dc:date>2022-12-06T14:15:21.708893157</dc:date>
    <meta:editing-duration>PT23M16S</meta:editing-duration>
    <meta:editing-cycles>3</meta:editing-cycles>
    <meta:generator>LibreOffice/7.4.3.2$Linux_X86_64 LibreOffice_project/40$Build-2</meta:generator>
    <meta:document-statistic meta:table-count="1" meta:cell-count="122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A1:Sheet1.B102" chart:data-source-has-labels="row" svg:x="0.32cm" svg:y="0.18cm" svg:width="11.317cm" svg:height="8.64cm">
          <chart:coordinate-region svg:x="0.941cm" svg:y="0.379cm" svg:width="10.6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2" chart:label-cell-address="Sheet1.A1:Sheet1.A1" chart:class="chart:line">
            <chart:data-point chart:repeated="101"/>
          </chart:series>
          <chart:series chart:style-name="ch7" chart:values-cell-range-address="Sheet1.B2:Sheet1.B102" chart:label-cell-address="Sheet1.B1:Sheet1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</text:p>
                <draw:g>
                  <svg:desc>Sheet1.A1:Sheet1.A1</svg:desc>
                </draw:g>
              </table:table-cell>
              <table:table-cell office:value-type="string">
                <text:p>procesados_b_1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099998">
                <text:p>81.099998</text:p>
                <draw:g>
                  <svg:desc>Sheet1.A2:Sheet1.A102</svg:desc>
                </draw:g>
              </table:table-cell>
              <table:table-cell office:value-type="float" office:value="83.5">
                <text:p>83.5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099998">
                <text:p>81.099998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D1:Sheet1.E102" chart:data-source-has-labels="row" svg:x="0.32cm" svg:y="0.18cm" svg:width="11.317cm" svg:height="8.64cm">
          <chart:coordinate-region svg:x="0.941cm" svg:y="0.379cm" svg:width="10.6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2" chart:label-cell-address="Sheet1.D1:Sheet1.D1" chart:class="chart:line">
            <chart:data-point chart:repeated="101"/>
          </chart:series>
          <chart:series chart:style-name="ch7" chart:values-cell-range-address="Sheet1.E2:Sheet1.E102" chart:label-cell-address="Sheet1.E1:Sheet1.E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50</text:p>
                <draw:g>
                  <svg:desc>Sheet1.D1:Sheet1.D1</svg:desc>
                </draw:g>
              </table:table-cell>
              <table:table-cell office:value-type="string">
                <text:p>procesados_b_5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60002">
                <text:p>78.260002</text:p>
                <draw:g>
                  <svg:desc>Sheet1.D2:Sheet1.D102</svg:desc>
                </draw:g>
              </table:table-cell>
              <table:table-cell office:value-type="float" office:value="78.720001">
                <text:p>78.720001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Número de trabajos procesados 100 simulaciones</text:p>
        </chart:title>
        <chart:legend chart:legend-position="end" svg:x="11.772cm" svg:y="3.952cm" style:legend-expansion="high" chart:style-name="ch3"/>
        <chart:plot-area chart:style-name="ch4" table:cell-range-address="Sheet1.G1:Sheet1.H102" chart:data-source-has-labels="row" svg:x="1.331cm" svg:y="1.275cm" svg:width="10.121cm" svg:height="6.564cm">
          <chart:coordinate-region svg:x="2.243cm" svg:y="1.474cm" svg:width="9.209cm" svg:height="5.573cm"/>
          <chart:axis chart:dimension="x" chart:name="primary-x" chart:style-name="ch5">
            <chart:title svg:x="5.381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G2:Sheet1.G102" chart:label-cell-address="Sheet1.G1:Sheet1.G1" chart:class="chart:line">
            <chart:data-point chart:repeated="101"/>
          </chart:series>
          <chart:series chart:style-name="ch10" chart:values-cell-range-address="Sheet1.H2:Sheet1.H102" chart:label-cell-address="Sheet1.H1:Sheet1.H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</text:p>
                <draw:g>
                  <svg:desc>Sheet1.G1:Sheet1.G1</svg:desc>
                </draw:g>
              </table:table-cell>
              <table:table-cell office:value-type="string">
                <text:p>procesados_b_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980003">
                <text:p>77.980003</text:p>
                <draw:g>
                  <svg:desc>Sheet1.G2:Sheet1.G102</svg:desc>
                </draw:g>
              </table:table-cell>
              <table:table-cell office:value-type="float" office:value="79.540001">
                <text:p>79.540001</text:p>
                <draw:g>
                  <svg:desc>Sheet1.H2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75">
                <text:p>78.75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739998">
                <text:p>78.73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1.J1:Sheet1.K102" chart:data-source-has-labels="row" svg:x="0.32cm" svg:y="0.18cm" svg:width="11.132cm" svg:height="8.64cm">
          <chart:coordinate-region svg:x="1.232cm" svg:y="0.38cm" svg:width="10.22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02" chart:label-cell-address="Sheet1.J1:Sheet1.J1" chart:class="chart:line">
            <chart:data-point chart:repeated="101"/>
          </chart:series>
          <chart:series chart:style-name="ch7" chart:values-cell-range-address="Sheet1.K2:Sheet1.K102" chart:label-cell-address="Sheet1.K1:Sheet1.K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500</text:p>
                <draw:g>
                  <svg:desc>Sheet1.J1:Sheet1.J1</svg:desc>
                </draw:g>
              </table:table-cell>
              <table:table-cell office:value-type="string">
                <text:p>procesados_b_5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089996">
                <text:p>78.089996</text:p>
                <draw:g>
                  <svg:desc>Sheet1.J2:Sheet1.J102</svg:desc>
                </draw:g>
              </table:table-cell>
              <table:table-cell office:value-type="float" office:value="79.403999">
                <text:p>79.403999</text:p>
                <draw:g>
                  <svg:desc>Sheet1.K2:Sheet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877998">
                <text:p>78.877998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206001">
                <text:p>79.206001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2003">
                <text:p>78.912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218002">
                <text:p>79.218002</text:p>
              </table:table-cell>
              <table:table-cell office:value-type="float" office:value="79.276001">
                <text:p>79.276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Número de trabajos procesados 1000 simulaciones</text:p>
        </chart:title>
        <chart:legend chart:legend-position="end" svg:x="11.587cm" svg:y="3.952cm" style:legend-expansion="high" chart:style-name="ch3"/>
        <chart:plot-area chart:style-name="ch4" table:cell-range-address="Sheet1.M1:Sheet1.N102" chart:data-source-has-labels="row" svg:x="1.331cm" svg:y="1.275cm" svg:width="9.936cm" svg:height="6.564cm">
          <chart:coordinate-region svg:x="2.243cm" svg:y="1.474cm" svg:width="9.024cm" svg:height="5.573cm"/>
          <chart:axis chart:dimension="x" chart:name="primary-x" chart:style-name="ch5">
            <chart:title svg:x="5.289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M2:Sheet1.M102" chart:label-cell-address="Sheet1.M1:Sheet1.M1" chart:class="chart:line">
            <chart:data-point chart:repeated="101"/>
          </chart:series>
          <chart:series chart:style-name="ch10" chart:values-cell-range-address="Sheet1.N2:Sheet1.N102" chart:label-cell-address="Sheet1.N1:Sheet1.N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0</text:p>
                <draw:g>
                  <svg:desc>Sheet1.M1:Sheet1.M1</svg:desc>
                </draw:g>
              </table:table-cell>
              <table:table-cell office:value-type="string">
                <text:p>procesados_b_100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787003">
                <text:p>78.787003</text:p>
                <draw:g>
                  <svg:desc>Sheet1.M2:Sheet1.M102</svg:desc>
                </draw:g>
              </table:table-cell>
              <table:table-cell office:value-type="float" office:value="79.313004">
                <text:p>79.313004</text:p>
                <draw:g>
                  <svg:desc>Sheet1.N2:Sheet1.N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313004">
                <text:p>79.313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313004">
                <text:p>79.313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974998">
                <text:p>78.974998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490997">
                <text:p>78.490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99004">
                <text:p>78.799004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012001">
                <text:p>79.012001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89">
                <text:p>78.889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903999">
                <text:p>78.903999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024002">
                <text:p>79.024002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914001">
                <text:p>78.914001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777">
                <text:p>78.777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481003">
                <text:p>78.481003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678001">
                <text:p>78.678001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694">
                <text:p>78.694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31cm" svg:y="0.316cm" chart:style-name="ch2">
          <text:p>Número de trabajos procesados 10000 simulaciones</text:p>
        </chart:title>
        <chart:legend chart:legend-position="end" svg:x="11.402cm" svg:y="3.952cm" style:legend-expansion="high" chart:style-name="ch3"/>
        <chart:plot-area chart:style-name="ch4" table:cell-range-address="Sheet1.P1:Sheet1.Q102" chart:data-source-has-labels="row" svg:x="1.331cm" svg:y="1.275cm" svg:width="9.751cm" svg:height="6.564cm">
          <chart:coordinate-region svg:x="2.243cm" svg:y="1.474cm" svg:width="8.839cm" svg:height="5.573cm"/>
          <chart:axis chart:dimension="x" chart:name="primary-x" chart:style-name="ch5">
            <chart:title svg:x="5.196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P2:Sheet1.P102" chart:label-cell-address="Sheet1.P1:Sheet1.P1" chart:class="chart:line">
            <chart:data-point chart:repeated="101"/>
          </chart:series>
          <chart:series chart:style-name="ch10" chart:values-cell-range-address="Sheet1.Q2:Sheet1.Q102" chart:label-cell-address="Sheet1.Q1:Sheet1.Q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00</text:p>
                <draw:g>
                  <svg:desc>Sheet1.P1:Sheet1.P1</svg:desc>
                </draw:g>
              </table:table-cell>
              <table:table-cell office:value-type="string">
                <text:p>procesados_b_10000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880699">
                <text:p>78.880699</text:p>
                <draw:g>
                  <svg:desc>Sheet1.P2:Sheet1.P102</svg:desc>
                </draw:g>
              </table:table-cell>
              <table:table-cell office:value-type="float" office:value="79.266197">
                <text:p>79.266197</text:p>
                <draw:g>
                  <svg:desc>Sheet1.Q2:Sheet1.Q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03897">
                <text:p>78.603897</text:p>
              </table:table-cell>
              <table:table-cell office:value-type="float" office:value="79.185898">
                <text:p>79.185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885002">
                <text:p>78.885002</text:p>
              </table:table-cell>
              <table:table-cell office:value-type="float" office:value="79.4142">
                <text:p>79.4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983803">
                <text:p>78.983803</text:p>
              </table:table-cell>
              <table:table-cell office:value-type="float" office:value="79.1838">
                <text:p>79.1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976997">
                <text:p>78.976997</text:p>
              </table:table-cell>
              <table:table-cell office:value-type="float" office:value="79.142403">
                <text:p>79.142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933098">
                <text:p>78.933098</text:p>
              </table:table-cell>
              <table:table-cell office:value-type="float" office:value="79.151802">
                <text:p>79.151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894699">
                <text:p>78.894699</text:p>
              </table:table-cell>
              <table:table-cell office:value-type="float" office:value="79.238503">
                <text:p>79.238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836899">
                <text:p>78.836899</text:p>
              </table:table-cell>
              <table:table-cell office:value-type="float" office:value="79.202301">
                <text:p>79.202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58099">
                <text:p>78.958099</text:p>
              </table:table-cell>
              <table:table-cell office:value-type="float" office:value="79.253098">
                <text:p>79.253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798401">
                <text:p>78.798401</text:p>
              </table:table-cell>
              <table:table-cell office:value-type="float" office:value="79.095299">
                <text:p>79.095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930199">
                <text:p>78.930199</text:p>
              </table:table-cell>
              <table:table-cell office:value-type="float" office:value="79.2836">
                <text:p>79.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060402">
                <text:p>79.060402</text:p>
              </table:table-cell>
              <table:table-cell office:value-type="float" office:value="79.165703">
                <text:p>79.165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820801">
                <text:p>78.820801</text:p>
              </table:table-cell>
              <table:table-cell office:value-type="float" office:value="79.352699">
                <text:p>79.352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845703">
                <text:p>78.845703</text:p>
              </table:table-cell>
              <table:table-cell office:value-type="float" office:value="79.126701">
                <text:p>79.126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984001">
                <text:p>78.984001</text:p>
              </table:table-cell>
              <table:table-cell office:value-type="float" office:value="79.124298">
                <text:p>79.124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97096">
                <text:p>78.797096</text:p>
              </table:table-cell>
              <table:table-cell office:value-type="float" office:value="79.238403">
                <text:p>79.238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858299">
                <text:p>78.858299</text:p>
              </table:table-cell>
              <table:table-cell office:value-type="float" office:value="79.025101">
                <text:p>79.025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917297">
                <text:p>78.917297</text:p>
              </table:table-cell>
              <table:table-cell office:value-type="float" office:value="79.238197">
                <text:p>79.23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853699">
                <text:p>78.853699</text:p>
              </table:table-cell>
              <table:table-cell office:value-type="float" office:value="79.116402">
                <text:p>79.116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745697">
                <text:p>78.745697</text:p>
              </table:table-cell>
              <table:table-cell office:value-type="float" office:value="79.114197">
                <text:p>79.114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810204">
                <text:p>78.810204</text:p>
              </table:table-cell>
              <table:table-cell office:value-type="float" office:value="79.099602">
                <text:p>79.099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844101">
                <text:p>78.844101</text:p>
              </table:table-cell>
              <table:table-cell office:value-type="float" office:value="79.351196">
                <text:p>79.351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873802">
                <text:p>78.873802</text:p>
              </table:table-cell>
              <table:table-cell office:value-type="float" office:value="78.959297">
                <text:p>78.959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813698">
                <text:p>78.813698</text:p>
              </table:table-cell>
              <table:table-cell office:value-type="float" office:value="79.2649">
                <text:p>79.2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8106">
                <text:p>78.8106</text:p>
              </table:table-cell>
              <table:table-cell office:value-type="float" office:value="79.103996">
                <text:p>79.103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29903">
                <text:p>78.829903</text:p>
              </table:table-cell>
              <table:table-cell office:value-type="float" office:value="79.112396">
                <text:p>79.112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008904">
                <text:p>79.008904</text:p>
              </table:table-cell>
              <table:table-cell office:value-type="float" office:value="79.293503">
                <text:p>79.293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958801">
                <text:p>78.958801</text:p>
              </table:table-cell>
              <table:table-cell office:value-type="float" office:value="79.246201">
                <text:p>79.246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9098">
                <text:p>78.739098</text:p>
              </table:table-cell>
              <table:table-cell office:value-type="float" office:value="79.119003">
                <text:p>79.119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832001">
                <text:p>78.832001</text:p>
              </table:table-cell>
              <table:table-cell office:value-type="float" office:value="79.2164">
                <text:p>79.2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9645">
                <text:p>78.9645</text:p>
              </table:table-cell>
              <table:table-cell office:value-type="float" office:value="79.214897">
                <text:p>79.214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73503">
                <text:p>78.973503</text:p>
              </table:table-cell>
              <table:table-cell office:value-type="float" office:value="79.084099">
                <text:p>79.084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20801">
                <text:p>78.820801</text:p>
              </table:table-cell>
              <table:table-cell office:value-type="float" office:value="79.166901">
                <text:p>79.166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706299">
                <text:p>78.706299</text:p>
              </table:table-cell>
              <table:table-cell office:value-type="float" office:value="79.120697">
                <text:p>79.120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993301">
                <text:p>78.993301</text:p>
              </table:table-cell>
              <table:table-cell office:value-type="float" office:value="79.052803">
                <text:p>79.052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0075">
                <text:p>79.0075</text:p>
              </table:table-cell>
              <table:table-cell office:value-type="float" office:value="79.117897">
                <text:p>79.117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830101">
                <text:p>78.830101</text:p>
              </table:table-cell>
              <table:table-cell office:value-type="float" office:value="79.172401">
                <text:p>79.1724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803802">
                <text:p>78.803802</text:p>
              </table:table-cell>
              <table:table-cell office:value-type="float" office:value="79.118599">
                <text:p>79.118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909401">
                <text:p>78.909401</text:p>
              </table:table-cell>
              <table:table-cell office:value-type="float" office:value="79.148697">
                <text:p>79.148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884598">
                <text:p>78.884598</text:p>
              </table:table-cell>
              <table:table-cell office:value-type="float" office:value="79.261398">
                <text:p>79.261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845596">
                <text:p>78.845596</text:p>
              </table:table-cell>
              <table:table-cell office:value-type="float" office:value="79.319702">
                <text:p>79.319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9673">
                <text:p>78.9673</text:p>
              </table:table-cell>
              <table:table-cell office:value-type="float" office:value="79.234802">
                <text:p>79.234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853897">
                <text:p>78.853897</text:p>
              </table:table-cell>
              <table:table-cell office:value-type="float" office:value="79.102203">
                <text:p>79.102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36403">
                <text:p>78.836403</text:p>
              </table:table-cell>
              <table:table-cell office:value-type="float" office:value="79.169403">
                <text:p>79.169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017403">
                <text:p>79.017403</text:p>
              </table:table-cell>
              <table:table-cell office:value-type="float" office:value="79.2966">
                <text:p>79.2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9879">
                <text:p>78.9879</text:p>
              </table:table-cell>
              <table:table-cell office:value-type="float" office:value="79.105598">
                <text:p>79.105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935699">
                <text:p>78.935699</text:p>
              </table:table-cell>
              <table:table-cell office:value-type="float" office:value="79.034897">
                <text:p>79.034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830002">
                <text:p>78.830002</text:p>
              </table:table-cell>
              <table:table-cell office:value-type="float" office:value="79.151497">
                <text:p>79.151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665802">
                <text:p>78.665802</text:p>
              </table:table-cell>
              <table:table-cell office:value-type="float" office:value="79.067902">
                <text:p>79.067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918297">
                <text:p>78.918297</text:p>
              </table:table-cell>
              <table:table-cell office:value-type="float" office:value="79.245201">
                <text:p>79.245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927902">
                <text:p>78.927902</text:p>
              </table:table-cell>
              <table:table-cell office:value-type="float" office:value="79.0896">
                <text:p>79.0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793602">
                <text:p>78.793602</text:p>
              </table:table-cell>
              <table:table-cell office:value-type="float" office:value="79.116302">
                <text:p>79.116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794601">
                <text:p>78.794601</text:p>
              </table:table-cell>
              <table:table-cell office:value-type="float" office:value="79.058998">
                <text:p>79.058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994904">
                <text:p>78.994904</text:p>
              </table:table-cell>
              <table:table-cell office:value-type="float" office:value="79.224098">
                <text:p>79.224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693199">
                <text:p>78.693199</text:p>
              </table:table-cell>
              <table:table-cell office:value-type="float" office:value="79.297302">
                <text:p>79.297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7967">
                <text:p>78.7967</text:p>
              </table:table-cell>
              <table:table-cell office:value-type="float" office:value="79.276001">
                <text:p>79.276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69203">
                <text:p>78.769203</text:p>
              </table:table-cell>
              <table:table-cell office:value-type="float" office:value="79.1959">
                <text:p>79.1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787201">
                <text:p>78.787201</text:p>
              </table:table-cell>
              <table:table-cell office:value-type="float" office:value="79.196701">
                <text:p>79.196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019897">
                <text:p>79.019897</text:p>
              </table:table-cell>
              <table:table-cell office:value-type="float" office:value="79.164101">
                <text:p>79.164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115799">
                <text:p>79.115799</text:p>
              </table:table-cell>
              <table:table-cell office:value-type="float" office:value="79.255898">
                <text:p>79.255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747803">
                <text:p>78.747803</text:p>
              </table:table-cell>
              <table:table-cell office:value-type="float" office:value="79.156303">
                <text:p>79.156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808502">
                <text:p>78.808502</text:p>
              </table:table-cell>
              <table:table-cell office:value-type="float" office:value="79.167099">
                <text:p>79.167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934196">
                <text:p>78.934196</text:p>
              </table:table-cell>
              <table:table-cell office:value-type="float" office:value="79.241501">
                <text:p>79.241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8041">
                <text:p>78.8041</text:p>
              </table:table-cell>
              <table:table-cell office:value-type="float" office:value="79.167297">
                <text:p>79.167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567">
                <text:p>78.6567</text:p>
              </table:table-cell>
              <table:table-cell office:value-type="float" office:value="79.171898">
                <text:p>79.171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989502">
                <text:p>78.989502</text:p>
              </table:table-cell>
              <table:table-cell office:value-type="float" office:value="79.134598">
                <text:p>79.134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7957">
                <text:p>78.7957</text:p>
              </table:table-cell>
              <table:table-cell office:value-type="float" office:value="79.258904">
                <text:p>79.258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831703">
                <text:p>78.831703</text:p>
              </table:table-cell>
              <table:table-cell office:value-type="float" office:value="79.182602">
                <text:p>79.182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9105">
                <text:p>78.9105</text:p>
              </table:table-cell>
              <table:table-cell office:value-type="float" office:value="79.318199">
                <text:p>79.318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5999">
                <text:p>78.765999</text:p>
              </table:table-cell>
              <table:table-cell office:value-type="float" office:value="79.421997">
                <text:p>79.421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82097">
                <text:p>78.782097</text:p>
              </table:table-cell>
              <table:table-cell office:value-type="float" office:value="79.225098">
                <text:p>79.225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664597">
                <text:p>78.664597</text:p>
              </table:table-cell>
              <table:table-cell office:value-type="float" office:value="79.150902">
                <text:p>79.150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6603">
                <text:p>78.916603</text:p>
              </table:table-cell>
              <table:table-cell office:value-type="float" office:value="79.138802">
                <text:p>79.138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791801">
                <text:p>78.791801</text:p>
              </table:table-cell>
              <table:table-cell office:value-type="float" office:value="79.155701">
                <text:p>79.155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879097">
                <text:p>78.879097</text:p>
              </table:table-cell>
              <table:table-cell office:value-type="float" office:value="79.180397">
                <text:p>79.18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860199">
                <text:p>78.860199</text:p>
              </table:table-cell>
              <table:table-cell office:value-type="float" office:value="78.972702">
                <text:p>78.9727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994698">
                <text:p>78.994698</text:p>
              </table:table-cell>
              <table:table-cell office:value-type="float" office:value="79.217598">
                <text:p>79.217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851501">
                <text:p>78.851501</text:p>
              </table:table-cell>
              <table:table-cell office:value-type="float" office:value="79.110199">
                <text:p>79.110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855301">
                <text:p>78.855301</text:p>
              </table:table-cell>
              <table:table-cell office:value-type="float" office:value="79.0737">
                <text:p>79.0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12604">
                <text:p>79.012604</text:p>
              </table:table-cell>
              <table:table-cell office:value-type="float" office:value="79.092903">
                <text:p>79.092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836601">
                <text:p>78.836601</text:p>
              </table:table-cell>
              <table:table-cell office:value-type="float" office:value="79.016403">
                <text:p>79.016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798203">
                <text:p>78.798203</text:p>
              </table:table-cell>
              <table:table-cell office:value-type="float" office:value="79.080101">
                <text:p>79.080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745399">
                <text:p>78.745399</text:p>
              </table:table-cell>
              <table:table-cell office:value-type="float" office:value="79.181999">
                <text:p>79.181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8368">
                <text:p>78.8368</text:p>
              </table:table-cell>
              <table:table-cell office:value-type="float" office:value="79.303703">
                <text:p>79.303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846901">
                <text:p>78.846901</text:p>
              </table:table-cell>
              <table:table-cell office:value-type="float" office:value="79.056">
                <text:p>79.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734398">
                <text:p>78.734398</text:p>
              </table:table-cell>
              <table:table-cell office:value-type="float" office:value="79.148499">
                <text:p>79.148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835503">
                <text:p>78.835503</text:p>
              </table:table-cell>
              <table:table-cell office:value-type="float" office:value="79.335999">
                <text:p>79.335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40501">
                <text:p>78.740501</text:p>
              </table:table-cell>
              <table:table-cell office:value-type="float" office:value="79.149399">
                <text:p>79.149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736">
                <text:p>78.736</text:p>
              </table:table-cell>
              <table:table-cell office:value-type="float" office:value="79.190399">
                <text:p>79.190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812302">
                <text:p>78.812302</text:p>
              </table:table-cell>
              <table:table-cell office:value-type="float" office:value="79.164703">
                <text:p>79.164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861">
                <text:p>78.861</text:p>
              </table:table-cell>
              <table:table-cell office:value-type="float" office:value="79.084297">
                <text:p>79.084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802803">
                <text:p>78.802803</text:p>
              </table:table-cell>
              <table:table-cell office:value-type="float" office:value="79.150803">
                <text:p>79.1508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794098">
                <text:p>78.794098</text:p>
              </table:table-cell>
              <table:table-cell office:value-type="float" office:value="79.193001">
                <text:p>79.19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942902">
                <text:p>78.942902</text:p>
              </table:table-cell>
              <table:table-cell office:value-type="float" office:value="79.107498">
                <text:p>79.107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079498">
                <text:p>79.079498</text:p>
              </table:table-cell>
              <table:table-cell office:value-type="float" office:value="79.171097">
                <text:p>79.171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745697">
                <text:p>78.745697</text:p>
              </table:table-cell>
              <table:table-cell office:value-type="float" office:value="79.2817">
                <text:p>79.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825401">
                <text:p>78.825401</text:p>
              </table:table-cell>
              <table:table-cell office:value-type="float" office:value="79.097603">
                <text:p>79.09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7976">
                <text:p>78.7976</text:p>
              </table:table-cell>
              <table:table-cell office:value-type="float" office:value="79.153099">
                <text:p>79.153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840897">
                <text:p>78.840897</text:p>
              </table:table-cell>
              <table:table-cell office:value-type="float" office:value="79.247002">
                <text:p>79.247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760902">
                <text:p>78.760902</text:p>
              </table:table-cell>
              <table:table-cell office:value-type="float" office:value="79.076401">
                <text:p>79.076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668098">
                <text:p>78.668098</text:p>
              </table:table-cell>
              <table:table-cell office:value-type="float" office:value="78.974899">
                <text:p>78.9748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